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Text_20_body" style:list-style-name="">
      <style:paragraph-properties fo:line-height="100%">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0%" fo:break-before="page">
        <style:tab-stops/>
      </style:paragraph-properties>
    </style:style>
    <style:style style:name="P18" style:family="paragraph" style:parent-style-name="Heading_20_2">
      <style:paragraph-properties fo:break-before="page"/>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1</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1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5</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 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7</text:p>
          <text:p text:style-name="P9">Chapter 6<text:tab/>Commercial Support and Contact Information <text:s text:c="2"/><text:tab/>18</text:p>
        </text:index-body>
      </text:table-of-content>
      <text:p text:style-name="Standard"/>
      <text:h text:style-name="P15"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e native Microsoft Outlook compatibility layer SOGo offers.</text:p>
      <text:p text:style-name="Standard">Building everything from the sources is currently required.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26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5.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82ab0f7d7b6c98e27ed4319b3bca575f56e5ff46</text:p>
      <text:p text:style-name="Code"><text:bookmark text:name="line-6-4"/>mtn --db=~/db.mtn checkout --branch ca.inverse.sope SOPE --revision 60ea81ded2b82c6979e398398fba9a7e84fa9af9</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7"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pwsettings set --complexity=off</text:p>
      <text:p text:style-name="Code">sudo ./bin/samba-tool pwsettings set --min-pwd-length=1</text:p>
      <text:p text:style-name="Code"><text:bookmark text:name="line-3-15"/>sudo ./bin/samba-tool newuser username password</text:p>
      <text:p text:style-name="Code">sudo ./bin/samba-tool setexpiry username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username</text:p>
      <text:p text:style-name="Code"><text:bookmark text:name="line-8-6"/></text:p>
      <text:p text:style-name="Code"><text:bookmark text:name="line-9-6"/># create the user's mailbox</text:p>
      <text:p text:style-name="Code"><text:bookmark text:name="line-10-6"/>sudo ./openchange_newuser --mailbox username</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4" text:outline-level="1">The newly created user can now use Microsoft Outlook.</text:h>
      <text:h text:style-name="P1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span text:style-name="T4">❏<text:tab/></text:span>Microsoft Outlook 2007 and 2010 might crash a little while after being launched. We are still investigating this issue.</text:p>
      <text:p text:style-name="List"><text:span text:style-name="T4">❏<text:tab/>If you perform search operations in the Global Address List, it will crash Outlook.</text:span></text:p>
      <text:p text:style-name="List"><text:span text:style-name="T4">❏<text:tab/>When sending mails or event invitations, you must use the full email address of the recipient. You must not use the entry from the Global Address List.</text:span></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text:soft-page-break/>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9-2011 Inverse inc.<text:tab/><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60</meta:editing-cycles>
    <meta:editing-duration>P1DT6H3M10S</meta:editing-duration>
    <dc:date>2011-10-04T15:17:07</dc:date>
    <meta:document-statistic meta:table-count="0" meta:image-count="2" meta:object-count="0" meta:page-count="18" meta:paragraph-count="277" meta:word-count="2473" meta:character-count="18020"/>
    <meta:user-defined meta:name="Info 1"/>
    <meta:user-defined meta:name="Info 2"/>
    <meta:user-defined meta:name="Info 3"/>
    <meta:user-defined meta:name="Info 4"/>
  </office:meta>
</office:document-meta>
</file>